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9.185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18.10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3">
      <style:table-properties table:display="true" style:writing-mode="lr-tb"/>
    </style:style>
    <style:style style:name="ce1" style:family="table-cell" style:parent-style-name="Default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wrap-option="wrap" fo:border="none" style:vertical-align="top"/>
      <style:paragraph-properties style:writing-mode="page"/>
      <style:text-properties fo:font-style="normal" fo:font-weight="bold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color="#006100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c6efce" fo:border="none"/>
      <style:paragraph-properties style:writing-mode="page"/>
      <style:text-properties fo:color="#006100" style:font-name="Calibri" fo:font-size="11pt" fo:font-style="normal" fo:font-weight="normal" style:font-name-asian="Calibri" style:font-size-asian="11pt" style:font-name-complex="Calibri" style:font-size-complex="11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normal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>
      <style:table-cell-properties fo:border="non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non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28" style:family="table-cell" style:parent-style-name="Default">
      <style:table-cell-properties fo:border="none"/>
      <style:paragraph-properties style:writing-mode="page"/>
      <style:text-properties fo:color="#000000" style:text-outline="false" style:text-line-through-style="none" style:text-line-through-type="none" style:font-name="Calibri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30" style:family="table-cell" style:parent-style-name="Default">
      <style:table-cell-properties style:text-align-source="fix" style:repeat-content="false" fo:border="none" style:vertical-align="top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ize="11pt" fo:font-style="normal" fo:font-weight="normal" style:font-size-asian="11pt" style:font-size-complex="11pt"/>
    </style:style>
    <style:style style:name="ce32" style:family="table-cell" style:parent-style-name="Default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3" style:family="table-cell" style:parent-style-name="Default">
      <style:table-cell-properties fo:border="none"/>
      <style:paragraph-properties style:writing-mode="page"/>
      <style:text-properties fo:font-size="11pt" fo:font-style="normal" fo:font-weight="normal" style:font-size-asian="11pt" style:font-size-complex="11pt"/>
    </style:style>
    <style:style style:name="ce4" style:family="table-cell" style:parent-style-name="Default">
      <style:table-cell-properties fo:border="none"/>
    </style:style>
    <style:style style:name="ce44" style:family="table-cell" style:parent-style-name="Default">
      <style:table-cell-properties fo:wrap-option="wrap" fo:border="none" style:vertical-align="top"/>
      <style:paragraph-properties style:writing-mode="page"/>
      <style:text-properties fo:font-style="normal" fo:font-weight="bold"/>
    </style:style>
    <style:style style:name="ce4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5" style:family="table-cell" style:parent-style-name="Default">
      <style:table-cell-properties fo:border="none"/>
      <style:paragraph-properties style:writing-mode="page"/>
      <style:text-properties fo:font-style="normal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6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7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none"/>
      <style:paragraph-properties style:writing-mode="page"/>
      <style:text-properties fo:font-size="11pt" fo:font-style="normal" fo:font-weight="normal" style:font-size-asian="11pt" style:font-size-complex="11pt"/>
    </style:style>
    <style:style style:name="ce9" style:family="table-cell" style:parent-style-name="Default">
      <style:table-cell-properties fo:background-color="transparent" fo:border="none"/>
    </style:style>
    <style:style style:name="ce67" style:family="table-cell" style:parent-style-name="Default">
      <style:table-cell-properties fo:wrap-option="wrap" fo:border="none" style:vertical-align="top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68" style:family="table-cell" style:parent-style-name="Default">
      <style:table-cell-properties fo:background-color="#c6efce" fo:border="none"/>
      <style:paragraph-properties style:writing-mode="page"/>
      <style:text-properties fo:color="#006100" style:font-name="Calibri" fo:font-size="11pt" fo:font-style="normal" fo:font-weight="normal" style:font-name-asian="Calibri" style:font-size-asian="11pt" style:font-name-complex="Calibri" style:font-size-complex="11pt"/>
    </style:style>
    <style:style style:name="ce69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="none"/>
      <style:paragraph-properties style:writing-mode="page"/>
      <style:text-properties fo:font-style="normal" fo:font-weight="bold" style:font-weight-asian="bold" style:font-weight-complex="bold"/>
    </style:style>
    <style:style style:name="ce72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73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bold" style:font-weight-asian="bold" style:font-weight-complex="bold"/>
    </style:style>
    <style:style style:name="ce74" style:family="table-cell" style:parent-style-name="Default">
      <style:table-cell-properties fo:background-color="transparent" fo:border="none"/>
      <style:paragraph-properties style:writing-mode="page"/>
      <style:text-properties fo:font-size="11pt" fo:font-style="normal" fo:font-weight="normal" style:font-size-asian="11pt" style:font-size-complex="11pt"/>
    </style:style>
    <style:style style:name="ce75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wrap-option="wrap" fo:border="none" style:vertical-align="top"/>
      <style:paragraph-properties style:writing-mode="page"/>
      <style:text-properties fo:font-style="normal" fo:font-weight="bold"/>
    </style:style>
    <style:style style:name="ce79" style:family="table-cell" style:parent-style-name="Default">
      <style:table-cell-properties fo:background-color="transparent" fo:border="none"/>
      <style:paragraph-properties style:writing-mode="page"/>
      <style:text-properties fo:color="#006100" style:font-name="Calibri" fo:font-size="11pt" fo:font-style="normal" fo:font-weight="normal" style:font-name-asian="Calibri" style:font-size-asian="11pt" style:font-name-complex="Calibri" style:font-size-complex="11pt"/>
    </style:style>
    <style:style style:name="ce80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3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normal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91" style:family="table-cell" style:parent-style-name="Default">
      <style:table-cell-properties fo:border="non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9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border="non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94" style:family="table-cell" style:parent-style-name="Default">
      <style:table-cell-properties fo:border="none"/>
      <style:paragraph-properties style:writing-mode="page"/>
      <style:text-properties fo:color="#000000" style:text-outline="false" style:text-line-through-style="none" style:text-line-through-type="none" style:font-name="Calibri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none" style:vertical-align="top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ize="11pt" fo:font-style="normal" fo:font-weight="normal" style:font-size-asian="11pt" style:font-size-complex="11pt"/>
    </style:style>
    <style:style style:name="ce98" style:family="table-cell" style:parent-style-name="Default">
      <style:table-cell-properties fo:border="none"/>
      <style:paragraph-properties style:writing-mode="page"/>
      <style:text-properties fo:font-size="11pt" fo:font-style="normal" fo:font-weight="normal" style:font-size-asian="11pt" style:font-size-complex="11pt"/>
    </style:style>
    <style:style style:name="T1" style:family="text">
      <style:text-properties fo:color="#006100" loext:opacity="100%" fo:font-size="11pt" fo:font-style="normal" style:text-underline-style="none" fo:font-weight="normal"/>
    </style:style>
    <style:style style:name="T2" style:family="text">
      <style:text-properties fo:color="#000000" loext:opacity="100%" fo:font-size="11pt" fo:font-style="normal" style:text-underline-style="none" fo:font-weight="normal"/>
    </style:style>
    <style:style style:name="T3" style:family="text">
      <style:text-properties fo:color="#006100" fo:font-size="11pt" fo:font-weight="normal" style:text-underline-style="none" style:text-underline-color="font-color" fo:font-style="normal"/>
    </style:style>
    <style:style style:name="T4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windKit FreeCAD Structure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86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number-columns-repeated="994" table:default-cell-style-name="ce70"/>
        <table:table-row table:style-name="ro1">
          <table:table-cell table:style-name="ce67" office:value-type="string" calcext:value-type="string">
            <text:p>Part/Subassembly name</text:p>
          </table:table-cell>
          <table:table-cell table:style-name="ce78" office:value-type="string" calcext:value-type="string">
            <text:p>Component/Subassembly</text:p>
          </table:table-cell>
          <table:table-cell table:style-name="ce78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Bauteil-/Baugruppenname (DE)</text:p>
          </table:table-cell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Category</text:p>
          </table:table-cell>
          <table:table-cell table:style-name="ce83" office:value-type="string" calcext:value-type="string">
            <text:p>Amount per windkit</text:p>
          </table:table-cell>
          <table:table-cell table:style-name="ce90" office:value-type="string" calcext:value-type="string">
            <text:p>Product name</text:p>
          </table:table-cell>
          <table:table-cell table:style-name="ce90" office:value-type="string" calcext:value-type="string">
            <text:p>Supplier</text:p>
          </table:table-cell>
          <table:table-cell table:style-name="ce96"/>
          <table:table-cell table:style-name="ce67" table:number-columns-repeated="10"/>
          <table:table-cell table:style-name="ce78" table:number-columns-repeated="985"/>
        </table:table-row>
        <table:table-row table:style-name="ro2">
          <table:table-cell table:style-name="ce68" office:value-type="string" calcext:value-type="string">
            <text:p><text:span text:style-name="T3">rotor</text:span>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Rotor</text:span></text:p>
          </table:table-cell>
          <table:table-cell table:style-name="ce69" office:value-type="string" calcext:value-type="string">
            <text:p><text:span text:style-name="T4">Sub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rotor front mounting plate array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Frontale Rotorblatthaltungsplatten Grupp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rotor front mounting plate</text:span>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<text:span text:style-name="T4">Frontale Rotorblatthaltungsplatt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4]" office:value-type="float" office:value="3" calcext:value-type="float">
            <text:p>3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rotor array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Rotorblattgrupp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rotor blade</text:span>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<text:span text:style-name="T4">Rotorblatt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pecial</text:p>
          </table:table-cell>
          <table:table-cell table:style-name="ce85" table:formula="of:=[.D6]" office:value-type="float" office:value="3" calcext:value-type="float">
            <text:p>3</text:p>
          </table:table-cell>
          <table:table-cell table:style-name="ce69"/>
          <table:table-cell table:style-name="ce94" office:value-type="string" calcext:value-type="string">
            <text:p>Holz Wild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rotor blade fastener</text:span>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<text:span text:style-name="T4">Rotorblatt-Verbindungselement</text:span></text:p>
          </table:table-cell>
          <table:table-cell table:style-name="ce69" office:value-type="string" calcext:value-type="string">
            <text:p><text:span text:style-name="T4">FastenersAssembly</text:span></text:p>
          </table:table-cell>
          <table:table-cell table:style-name="ce82" office:value-type="string" calcext:value-type="string">
            <text:p>none</text:p>
          </table:table-cell>
          <table:table-cell table:style-name="ce85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rotor blade fastener bol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Rotorblatt-Verbindungselement Schrau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7]*[.D8]" office:value-type="float" office:value="9" calcext:value-type="float">
            <text:p>9</text:p>
          </table:table-cell>
          <table:table-cell table:style-name="ce69" office:value-type="string" calcext:value-type="string">
            <text:p><text:a xlink:href="https://www.frantos.com/de/matrix/index/sCategory/3184#!article=458&amp;quantity=450" xlink:type="simple">DIN 912 M6 x 50 mm Zylinderkopf Innensechskant 8.8 (27 mm Rotorblatt)</text:a>; M6x70mm (bei 45 mm Rotorblattstärke)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/>
          <table:table-cell table:style-name="ce69" table:number-columns-repeated="3"/>
          <table:table-cell table:style-name="ce82"/>
          <table:table-cell table:style-name="ce85"/>
          <table:table-cell table:style-name="ce69" office:value-type="string" calcext:value-type="string">
            <text:p>DIN 912 M6 x 70 mm Zylinderkopf Innensechskant 8.8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rotor blade fastener nu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Rotorblatt-Verbindungselement Mutt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7]*[.D10]" office:value-type="float" office:value="9" calcext:value-type="float">
            <text:p>9</text:p>
          </table:table-cell>
          <table:table-cell table:style-name="ce69" office:value-type="string" calcext:value-type="string">
            <text:p><text:a xlink:href="https://www.frantos.com/de/matrix/index/sCategory/3054#!article=4029" xlink:type="simple">DIN 985 M6 Sechskant-Sicherungsmutter, Polyamid-Klemmteil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rotor blade fastener washer</text:span>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Rotorblatt-Verbindungselement Unterleg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7]*[.D11]" office:value-type="float" office:value="18" calcext:value-type="float">
            <text:p>18</text:p>
          </table:table-cell>
          <table:table-cell table:style-name="ce69" office:value-type="string" calcext:value-type="string">
            <text:p><text:a xlink:href="https://www.frantos.com/de/matrix/index/sCategory/3077?product=4075#!article=47090&amp;quantity=1000" xlink:type="simple">DIN 125 A Washer for M6: 6,4x12x1,6mm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8" office:value-type="string" calcext:value-type="string">
            <text:p><text:span text:style-name="T3">alternator rotor</text:span>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Generator Läufer</text:span></text:p>
          </table:table-cell>
          <table:table-cell table:style-name="ce69" office:value-type="string" calcext:value-type="string">
            <text:p><text:span text:style-name="T4">Sub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upwind magnet disc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Luv-Magnet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13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taper bush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Taper-Spannbuchs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table:formula="of:=[.D14]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../Article%20ID.:%2062250325,Taper%20bush%201210,%20bore%2025%20mm" xlink:type="simple">Article ID.: 62250325,Taper bush 1210, bore 25 mm</text:a></text:p>
          </table:table-cell>
          <table:table-cell table:style-name="ce69" office:value-type="string" calcext:value-type="string">
            <text:p>Mädler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taper bush setscrew </text:span>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Taper-Spannbuchse Stiftschrau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D15]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im Lieferumfang von Taper bush enthalten</text:span></text:p>
          </table:table-cell>
          <table:table-cell table:style-name="ce69" office:value-type="string" calcext:value-type="string">
            <text:p>Mädler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taper bush hub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Taper-Spannbuchsenna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table:formula="of:=[.D16]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maedler.de/Article/14090120" xlink:type="simple">Article ID.: 14090120, Taper bush hub for Taper Bush size 1210</text:a>, Außendurchmesser 120mm</text:p>
          </table:table-cell>
          <table:table-cell table:style-name="ce69" office:value-type="string" calcext:value-type="string">
            <text:p>Mädler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taper bush hub fastener</text:span></text:p>
          </table:table-cell>
          <table:table-cell table:style-name="ce69"/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<text:span text:style-name="T4">Taper-Spannbuchse-Verbindungselement </text:span></text:p>
          </table:table-cell>
          <table:table-cell table:style-name="ce69" office:value-type="string" calcext:value-type="string">
            <text:p><text:span text:style-name="T4">FastenersAssembly</text:span></text:p>
          </table:table-cell>
          <table:table-cell table:style-name="ce82" office:value-type="string" calcext:value-type="string">
            <text:p>none</text:p>
          </table:table-cell>
          <table:table-cell table:style-name="ce85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taper bush hub fastener bol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Taper-Spannbuchse-Verbindungselement Schrau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D17]*[.D18]" office:value-type="float" office:value="6" calcext:value-type="float">
            <text:p>6</text:p>
          </table:table-cell>
          <table:table-cell table:style-name="ce69" office:value-type="string" calcext:value-type="string">
            <text:p><text:a xlink:href="https://www.frantos.com/de/matrix/index/sCategory/3184#!article=453&amp;quantity=500" xlink:type="simple">DIN 912 M6 x 25 mm Zylinderkopf Innensechskant 8.8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taper bush hub fastener nu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Taper-Spannbuchse-Verbindungselement Mutt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D17]*[.D19]" office:value-type="float" office:value="6" calcext:value-type="float">
            <text:p>6</text:p>
          </table:table-cell>
          <table:table-cell table:style-name="ce69" office:value-type="string" calcext:value-type="string">
            <text:p><text:a xlink:href="https://www.frantos.com/de/matrix/index/sCategory/3054#!article=4029&amp;quantity=1000" xlink:type="simple">DIN 985 M6 Sechskant-Sicherungsmutter, Polyamid-Klemmteil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taper bush hub fastener washer</text:span>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Taper-Spannbuchse-Verbindungselement Unterleg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D17]*[.D20]" office:value-type="float" office:value="12" calcext:value-type="float">
            <text:p>12</text:p>
          </table:table-cell>
          <table:table-cell table:style-name="ce69" office:value-type="string" calcext:value-type="string">
            <text:p><text:a xlink:href="https://www.frantos.com/de/matrix/index/sCategory/3077?product=4075#!article=47090&amp;quantity=1000" xlink:type="simple">DIN 125 A Washer for M6: 6,4x12x1,6mm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magnet stencil</text:span>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Magnetschablon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21]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magnet array</text:span>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Magnetgrupp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style-name="Default" office:value-type="string" calcext:value-type="string">
            <text:p>none</text:p>
          </table:table-cell>
          <table:table-cell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ferrite magnet</text:span>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string" calcext:value-type="string">
            <text:p><text:span text:style-name="T4">Ferrit-Magnet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catalogue</text:p>
          </table:table-cell>
          <table:table-cell table:style-name="ce84" table:formula="of:=[.D22]*[.D23]" office:value-type="float" office:value="24" calcext:value-type="float">
            <text:p>24</text:p>
          </table:table-cell>
          <table:table-cell table:style-name="ce69" office:value-type="string" calcext:value-type="string">
            <text:p><text:a xlink:href="https://www.first4magnets.com/square-c36/50-x-50-x-20mm-thick-c8-grade-3-ferrite-magnet-6-8kg-pull-p3534#ps_0_3640%7Cps_1_2385" xlink:type="simple">Ferrit Magnet 50 x 50 x 20mm</text:a></text:p>
          </table:table-cell>
          <table:table-cell table:style-name="ce69" office:value-type="string" calcext:value-type="string">
            <text:p>First4Magnets</text:p>
          </table:table-cell>
          <table:table-cell table:style-name="ce87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discs fastener</text:span></text:p>
          </table:table-cell>
          <table:table-cell table:style-name="ce69"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<text:span text:style-name="T4">Luv-Lee-Verbindungselement</text:span></text:p>
          </table:table-cell>
          <table:table-cell table:style-name="ce69" office:value-type="string" calcext:value-type="string">
            <text:p><text:span text:style-name="T4">Fasteners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spacer sleeve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Distanzhüls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table:formula="of:=[.$D$24]*[.D25]" office:value-type="float" office:value="9" calcext:value-type="float">
            <text:p>9</text:p>
          </table:table-cell>
          <table:table-cell table:style-name="ce91" office:value-type="string" calcext:value-type="string">
            <text:p><text:a xlink:href="https://www.metallgo.de/edelstahl-distanzhuelsen/edelstahlhuelse-8x6x1-mm-bis-m6?number=MG-10007.71" xlink:type="simple">Stainless steel sleeves 8x6x1 mm (up to M6)</text:a>, 50mm Length</text:p>
          </table:table-cell>
          <table:table-cell table:style-name="ce69" office:value-type="string" calcext:value-type="string">
            <text:p>metallgo</text:p>
          </table:table-cell>
          <table:table-cell table:style-name="ce87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discs fastener bol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Luv-Lee-Verbindungselement Schrau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standard</text:p>
          </table:table-cell>
          <table:table-cell table:style-name="ce85" table:formula="of:=[.$D$24]*[.D26]" office:value-type="float" office:value="9" calcext:value-type="float">
            <text:p>9</text:p>
          </table:table-cell>
          <table:table-cell table:style-name="ce91" office:value-type="string" calcext:value-type="string">
            <text:p><text:a xlink:href="https://www.frantos.com/de/matrix/index/sCategory/3184?product=4268#!article=110675&amp;quantity=100" xlink:type="simple">DIN 912 M6 x 85 mm Stainless Steel A2 Zylinderkopf Innensechskantschraube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Default"/>
          <table:table-cell table:style-name="ce69" table:number-columns-repeated="994"/>
        </table:table-row>
        <table:table-row table:style-name="ro2">
          <table:table-cell table:style-name="ce69" table:number-columns-repeated="2"/>
          <table:table-cell table:style-name="ce68"/>
          <table:table-cell table:style-name="ce69" table:number-columns-repeated="4"/>
          <table:table-cell table:style-name="ce85"/>
          <table:table-cell table:style-name="ce91" office:value-type="string" calcext:value-type="string">
            <text:p>DIN 912 M8 x 85 mm Stainless Steel A2 Zylinderkopf Innensechkantschraube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Default"/>
          <table:table-cell table:style-name="ce69" table:number-columns-repeated="994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discs fastener nu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Luv-Lee-Verbindungselement Mutt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24]*[.D28]" office:value-type="float" office:value="9" calcext:value-type="float">
            <text:p>9</text:p>
          </table:table-cell>
          <table:table-cell table:style-name="ce69" office:value-type="string" calcext:value-type="string">
            <text:p><text:a xlink:href="https://www.frantos.com/de/matrix/index/sCategory/3054?product=4328#!article=7867&amp;quantity=500" xlink:type="simple">DIN 985 M6 Stainless Steel A2 Sechskant-Sicherungsmutter, Polyamid-Klemmteil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/>
          <table:table-cell table:style-name="ce69" table:number-columns-repeated="3"/>
          <table:table-cell table:style-name="ce82"/>
          <table:table-cell table:style-name="ce85"/>
          <table:table-cell table:style-name="ce69" office:value-type="string" calcext:value-type="string">
            <text:p>DIN 934 M8 Stainless Steel A2 Nut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discs fastener washer</text:span>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Luv-Lee-Verbindungselement Unterleg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24]*[.D30]" office:value-type="float" office:value="18" calcext:value-type="float">
            <text:p>18</text:p>
          </table:table-cell>
          <table:table-cell table:style-name="ce69" office:value-type="string" calcext:value-type="string">
            <text:p><text:a xlink:href="https://www.frantos.com/de/matrix/index/sCategory/3077?product=4068#!article=26074&amp;quantity=900" xlink:type="simple">DIN 125 A Washer Stainless Steel A2 for M6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/>
          <table:table-cell table:style-name="ce69" table:number-columns-repeated="3"/>
          <table:table-cell table:style-name="ce82"/>
          <table:table-cell table:style-name="ce85"/>
          <table:table-cell table:style-name="ce69" office:value-type="string" calcext:value-type="string">
            <text:p>DIN 125 A Washer Stainless Steel A2 for M8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downwind magnet disc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Lee-Magnet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laser</text:p>
          </table:table-cell>
          <table:table-cell table:style-name="ce84" table:formula="of:=[.D32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8" office:value-type="string" calcext:value-type="string">
            <text:p><text:span text:style-name="T3">shaft</text:span></text:p>
          </table:table-cell>
          <table:table-cell table:style-name="Default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Well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table:formula="of:=[.D33]" office:value-type="float" office:value="1" calcext:value-type="float">
            <text:p>1</text:p>
          </table:table-cell>
          <table:table-cell table:style-name="ce72" office:value-type="string" calcext:value-type="string">
            <text:p><text:a xlink:href="https://de.misumi-ec.com/vona2/detail/110300086920/?CategorySpec=00000095388%3A%3Aa%0900000095390%3A%3Aa%0900000096243%3A%3Aa%0900000145908%3A%3Aa%0900000145920%3A%3Aa" xlink:type="simple">Rotationswelle,</text:a>C45E (1.1191), h7, 25 x 140 mm (laut CAD nur 125mm erforderlich), chem. Vernickelt; Teilenr: PSFHR25-140 </text:p>
          </table:table-cell>
          <table:table-cell table:style-name="ce72" office:value-type="string" calcext:value-type="string">
            <text:p>Misumi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8" office:value-type="string" calcext:value-type="string">
            <text:p><text:span text:style-name="T3">alternator stator</text:span>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Generator Stator</text:span></text:p>
          </table:table-cell>
          <table:table-cell table:style-name="ce69" office:value-type="string" calcext:value-type="string">
            <text:p><text:span text:style-name="T4">Sub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8"/>
          <table:table-cell table:style-name="ce69" table:number-columns-repeated="6"/>
          <table:table-cell table:style-name="ce84"/>
          <table:table-cell table:style-name="ce69" office:value-type="string" calcext:value-type="string">
            <text:p>Präzisions-Wellenstahl CF53, gehärtet, geschliffen, verchromt, 25 (h7) x 1000mm: <text:a xlink:href="https://www.maedler.de/Article/64762500" xlink:type="simple">64762500</text:a></text:p>
          </table:table-cell>
          <table:table-cell table:style-name="ce69" office:value-type="string" calcext:value-type="string">
            <text:p>Mädler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mounting inlay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Stator Haltes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36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stator cast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Stator Guss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special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approx. 1.4 l resin</text:p>
          </table:table-cell>
          <table:table-cell table:style-name="ce69"/>
          <table:table-cell table:style-name="ce87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coils array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Spulen Grupp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special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Approx. 3.6 kg of copper wire</text:p>
          </table:table-cell>
          <table:table-cell table:style-name="ce69" office:value-type="string" calcext:value-type="string">
            <text:p><text:a xlink:href="https://www.maier-kupferdraht.de/produkte-lieferprogramm/kupferlackdraht/kupferlackdraht-waermebestaendig" xlink:type="simple">Stefan Maier GmbH</text:a></text:p>
          </table:table-cell>
          <table:table-cell table:style-name="ce87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mounting inlay fastener</text:span>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<text:span text:style-name="T4">Generator Stator Verbindungselement</text:span></text:p>
          </table:table-cell>
          <table:table-cell table:style-name="ce69" office:value-type="string" calcext:value-type="string">
            <text:p><text:span text:style-name="T4">Fastener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mounting inlay fastener bol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Generator Stator Verbindungselement Schrau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39]*[.D40]" office:value-type="float" office:value="4" calcext:value-type="float">
            <text:p>4</text:p>
          </table:table-cell>
          <table:table-cell table:style-name="ce69" office:value-type="string" calcext:value-type="string">
            <text:p><text:a xlink:href="https://www.frantos.com/de/matrix/index/sCategory/3184#!article=518&amp;quantity=100" xlink:type="simple">DIN 912 M12 x 60 mm Zylinderkopf Innensechskant 8.8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alternator stator fastener nu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Generator Stator Verbindungselement Mutt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39]*[.D41]" office:value-type="float" office:value="4" calcext:value-type="float">
            <text:p>4</text:p>
          </table:table-cell>
          <table:table-cell table:style-name="ce69" office:value-type="string" calcext:value-type="string">
            <text:p><text:a xlink:href="https://www.frantos.com/de/matrix/index/sCategory/3054#!article=4032&amp;quantity=250" xlink:type="simple">DIN 985 M12 Sechskant-Sicherungsmutter, Polyamid-Klemmteil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mounting inlay fastener washer</text:span>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Generator Stator Verbindungselement Unterleg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39]*[.D42]" office:value-type="float" office:value="8" calcext:value-type="float">
            <text:p>8</text:p>
          </table:table-cell>
          <table:table-cell table:style-name="ce69" office:value-type="string" calcext:value-type="string">
            <text:p><text:a xlink:href="https://www.frantos.com/de/matrix/index/sCategory/3077#!article=49061&amp;quantity=400" xlink:type="simple">DIN 125 A Washer for M12: 13x24x2,5mm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electric connection inlay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special</text:p>
          </table:table-cell>
          <table:table-cell table:style-name="ce84" table:formula="of:=[.D43]" office:value-type="float" office:value="1" calcext:value-type="float">
            <text:p>1</text:p>
          </table:table-cell>
          <table:table-cell table:style-name="ce69" table:number-columns-repeated="2"/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electric connection fastener</text:span>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string" calcext:value-type="string">
            <text:p><text:span text:style-name="T4">Fastener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/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electric connection bol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44]*[.D45]" office:value-type="float" office:value="3" calcext:value-type="float">
            <text:p>3</text:p>
          </table:table-cell>
          <table:table-cell table:style-name="ce69" office:value-type="string" calcext:value-type="string">
            <text:p><text:a xlink:href="https://www.frantos.com/de/matrix/index/sCategory/3184#!article=451&amp;quantity=500" xlink:type="simple">DIN 912 M6 x 20 mm Zylinderkopf Innensechskant 8.8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 table:number-columns-repeated="2"/>
          <table:table-cell table:style-name="ce68" office:value-type="string" calcext:value-type="string">
            <text:p><text:span text:style-name="T3">electric connection nut</text:span></text:p>
          </table:table-cell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tandard</text:p>
          </table:table-cell>
          <table:table-cell table:style-name="ce85" table:formula="of:=[.$D$44]*[.D46]" office:value-type="float" office:value="9" calcext:value-type="float">
            <text:p>9</text:p>
          </table:table-cell>
          <table:table-cell table:style-name="ce69" office:value-type="string" calcext:value-type="string">
            <text:p><text:a xlink:href="https://www.frantos.com/de/matrix/index/sCategory/3054#!article=4029" xlink:type="simple">DIN 985 M6 Sechskant-Sicherungsmutter, Polyamid-Klemmteil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stator plug</text:p>
          </table:table-cell>
          <table:table-cell table:style-name="ce7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Generator Anschluss Stecker</text:p>
          </table:table-cell>
          <table:table-cell table:style-name="ce69" office:value-type="string" calcext:value-type="string">
            <text:p>Component</text:p>
          </table:table-cell>
          <table:table-cell table:style-name="ce82" office:value-type="string" calcext:value-type="string">
            <text:p>catalogue</text:p>
          </table:table-cell>
          <table:table-cell table:style-name="ce85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conrad.de/de/p/reely-re-6679716-akku-stecker-mt60-vergoldet-1-st-2226572.html?gclid=EAIaIQobChMIk7mZ4ouI7wIV8hwGAB1fmQBMEAQYASABEgLykfD_BwE&amp;hk=SEM&amp;WT.srch=1&amp;WT.mc_id=google_pla&amp;s_kwcid=AL!222!3!437474864875!!!g!!&amp;ef_id=EAIaIQobChMIk7mZ4ouI7wIV8hwGAB1fmQBMEAQYASABEgLykfD_BwE%3AG%3As#attributesNotes_facts" xlink:type="simple">Reely RE-6679716 Akku-Stecker MT-60</text:a></text:p>
          </table:table-cell>
          <table:table-cell table:style-name="ce69" office:value-type="string" calcext:value-type="string">
            <text:p>Conrad oder Ebay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8" office:value-type="string" calcext:value-type="string">
            <text:p><text:span text:style-name="T3">nacelle</text:span>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Maschinenträger</text:span></text:p>
          </table:table-cell>
          <table:table-cell table:style-name="ce69" office:value-type="string" calcext:value-type="string">
            <text:p><text:span text:style-name="T4">Sub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housing bearing</text:span>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Gehäuselag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table:formula="of:=[.D49]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Kugellager-Express</text:p>
          </table:table-cell>
          <table:table-cell table:style-name="ce87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bearing mounting plate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Lagerhalterungsplatt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50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upper spacer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Obere Abstandshalt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51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lower spacer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Untere Abstandshalte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52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yaw pipe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Azimutroh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table:formula="of:=[.D53]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prokilo.de/stahl-metall/rohre/rundrohre-im-zuschnitt/rundrohr-stahl-edelstahl-aluminium/" xlink:type="simple">Rundrohr, Stahl, unbehandelt, 60,3 x 3,65 x 140 mm</text:a></text:p>
          </table:table-cell>
          <table:table-cell table:style-name="ce69" office:value-type="string" calcext:value-type="string">
            <text:p>ProKilo</text:p>
          </table:table-cell>
          <table:table-cell table:style-name="ce87"/>
          <table:table-cell table:style-name="ce69" table:number-columns-repeated="995"/>
        </table:table-row>
        <table:table-row table:style-name="ro2">
          <table:table-cell table:style-name="ce69"/>
          <table:table-cell table:style-name="ce69" office:value-type="string" calcext:value-type="string">
            <text:p><text:span text:style-name="T4">cable gland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Kabelverschraubung</text:span></text:p>
          </table:table-cell>
          <table:table-cell table:style-name="ce69" office:value-type="string" calcext:value-type="string">
            <text:p>Component</text:p>
          </table:table-cell>
          <table:table-cell table:style-name="ce69" office:value-type="string" calcext:value-type="string">
            <text:p>catalogue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tbd</text:p>
          </table:table-cell>
          <table:table-cell table:style-name="ce69" office:value-type="string" calcext:value-type="string">
            <text:p>Conrad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wind vane socket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Windfahnen Sockel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8" office:value-type="string" calcext:value-type="string">
            <text:p><text:span text:style-name="T3">wind vane</text:span></text:p>
          </table:table-cell>
          <table:table-cell table:style-name="ce69" table:number-columns-repeated="3"/>
          <table:table-cell table:style-name="ce69" office:value-type="string" calcext:value-type="string">
            <text:p><text:span text:style-name="T4">Windfahne</text:span></text:p>
          </table:table-cell>
          <table:table-cell table:style-name="ce69" office:value-type="string" calcext:value-type="string">
            <text:p><text:span text:style-name="T4">Sub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vane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Fahnenfläch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special</text:p>
          </table:table-cell>
          <table:table-cell table:style-name="ce85" table:formula="of:=[.D57]" office:value-type="float" office:value="1" calcext:value-type="float">
            <text:p>1</text:p>
          </table:table-cell>
          <table:table-cell table:style-name="ce69" office:value-type="string" calcext:value-type="string">
            <text:p>0.3 x 0.7 m Multiplexplatte 6 mm</text:p>
          </table:table-cell>
          <table:table-cell table:style-name="ce69" office:value-type="string" calcext:value-type="string">
            <text:p>Baumarkt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vane pipe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Fahnenrohr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catalogue</text:p>
          </table:table-cell>
          <table:table-cell table:style-name="ce85" office:value-type="float" office:value="1" calcext:value-type="float">
            <text:p>1</text:p>
          </table:table-cell>
          <table:table-cell table:style-name="ce72" office:value-type="string" calcext:value-type="string">
            <text:p><text:a xlink:href="https://www.prokilo.de/stahl-metall/rohre/rundrohre-im-zuschnitt/rundrohr-stahl-edelstahl-aluminium/" xlink:type="simple">Rundrohr, Stahl, unbehandelt, 33,7 x 2,5 x 400 mm</text:a></text:p>
          </table:table-cell>
          <table:table-cell table:style-name="ce72" office:value-type="string" calcext:value-type="string">
            <text:p>ProKilo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vane mounting</text:span>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Fahnenflächenhalterung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82" office:value-type="string" calcext:value-type="string">
            <text:p>laser</text:p>
          </table:table-cell>
          <table:table-cell table:style-name="ce85" table:formula="of:=[.D59]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Laserhub</text:p>
          </table:table-cell>
          <table:table-cell table:style-name="ce84"/>
          <table:table-cell table:style-name="ce69" table:number-columns-repeated="995"/>
        </table:table-row>
        <table:table-row table:style-name="ro2">
          <table:table-cell table:style-name="ce69"/>
          <table:table-cell table:style-name="ce68" office:value-type="string" calcext:value-type="string">
            <text:p><text:span text:style-name="T3">vane fastener</text:span></text:p>
          </table:table-cell>
          <table:table-cell table:style-name="ce69"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<text:span text:style-name="T4">Fahnenflächen-Verbindungselement</text:span></text:p>
          </table:table-cell>
          <table:table-cell table:style-name="ce69" office:value-type="string" calcext:value-type="string">
            <text:p><text:span text:style-name="T4">FastenersAssembly</text:span></text:p>
          </table:table-cell>
          <table:table-cell table:style-name="ce69" office:value-type="string" calcext:value-type="string">
            <text:p>none</text:p>
          </table:table-cell>
          <table:table-cell table:style-name="ce84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3">
          <table:table-cell table:style-name="ce69" table:number-columns-repeated="2"/>
          <table:table-cell table:style-name="ce68" office:value-type="string" calcext:value-type="string">
            <text:p><text:span text:style-name="T3">vane fastener bolt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Fahnenflächen-Verbindungselement Schrau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Default" office:value-type="string" calcext:value-type="string">
            <text:p>standard</text:p>
          </table:table-cell>
          <table:table-cell table:style-name="ce84" table:formula="of:=[.D60]*[.D61]" office:value-type="float" office:value="7" calcext:value-type="float">
            <text:p>7</text:p>
          </table:table-cell>
          <table:table-cell table:style-name="ce69" office:value-type="string" calcext:value-type="string">
            <text:p><text:a xlink:href="https://www.frantos.com/de/matrix/index/sCategory/3184#!article=453&amp;quantity=500" xlink:type="simple">DIN 912 M6 x 25 mm Zylinderkopf Innensechskant 8.8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3">
          <table:table-cell table:style-name="ce69" table:number-columns-repeated="2"/>
          <table:table-cell table:style-name="ce68" office:value-type="string" calcext:value-type="string">
            <text:p><text:span text:style-name="T3">vane fastener nut</text:span>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<text:span text:style-name="T4">Fahnenflächen-Verbindungselement Nuss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standard</text:p>
          </table:table-cell>
          <table:table-cell table:style-name="ce84" table:formula="of:=[.D61]*[.D62]" office:value-type="float" office:value="2" calcext:value-type="float">
            <text:p>2</text:p>
          </table:table-cell>
          <table:table-cell table:style-name="ce69" office:value-type="string" calcext:value-type="string">
            <text:p><text:a xlink:href="https://www.frantos.com/de/matrix/index/sCategory/3054#!article=4029&amp;quantity=1000" xlink:type="simple">DIN 985 M6 Sechskant-Sicherungsmutter, Polyamid-Klemmteil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3">
          <table:table-cell table:style-name="ce69" table:number-columns-repeated="2"/>
          <table:table-cell table:style-name="ce68" office:value-type="string" calcext:value-type="string">
            <text:p><text:span text:style-name="T3">vane fastener washer</text:span>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<text:span text:style-name="T4">Fahnenflächen-Verbindungselement Unterlegscheibe</text:span></text:p>
          </table:table-cell>
          <table:table-cell table:style-name="ce69" office:value-type="string" calcext:value-type="string">
            <text:p><text:span text:style-name="T4">Component</text:span></text:p>
          </table:table-cell>
          <table:table-cell table:style-name="ce69" office:value-type="string" calcext:value-type="string">
            <text:p>standard</text:p>
          </table:table-cell>
          <table:table-cell table:style-name="ce84" table:formula="of:=[.D62]*[.D63]" office:value-type="float" office:value="2" calcext:value-type="float">
            <text:p>2</text:p>
          </table:table-cell>
          <table:table-cell table:style-name="ce69" office:value-type="string" calcext:value-type="string">
            <text:p><text:a xlink:href="https://www.frantos.com/de/matrix/index/sCategory/3077?product=4075#!article=47090&amp;quantity=1000" xlink:type="simple">DIN 125 A Washer for M6: 6,4x12x1,6mm</text:a></text:p>
          </table:table-cell>
          <table:table-cell table:style-name="ce69" office:value-type="string" calcext:value-type="string">
            <text:p>Frantos</text:p>
          </table:table-cell>
          <table:table-cell table:style-name="ce84"/>
          <table:table-cell table:style-name="ce69" table:number-columns-repeated="995"/>
        </table:table-row>
        <table:table-row table:style-name="ro3">
          <table:table-cell/>
          <table:table-cell table:style-name="ce68" office:value-type="string" calcext:value-type="string">
            <text:p>u bolt clamp fasten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stenerAssemb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ne</text:p>
          </table:table-cell>
          <table:table-cell table:style-name="ce84"/>
          <table:table-cell table:style-name="ce69" table:number-columns-repeated="995"/>
        </table:table-row>
        <table:table-row table:style-name="ro3">
          <table:table-cell table:number-columns-repeated="2"/>
          <table:table-cell table:style-name="ce68" office:value-type="string" calcext:value-type="string">
            <text:p>u bolt clamp bol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onent</text:p>
          </table:table-cell>
          <table:table-cell table:style-name="ce69" office:value-type="string" calcext:value-type="string">
            <text:p>catalogue</text:p>
          </table:table-cell>
          <table:table-cell table:style-name="ce84" table:formula="of:=[.D64]*[.D65]" office:value-type="float" office:value="4" calcext:value-type="float">
            <text:p>4</text:p>
          </table:table-cell>
          <table:table-cell table:style-name="ce72" office:value-type="string" calcext:value-type="string">
            <text:p><text:a xlink:href="https://www.ebay.de/itm/Rundstahlbugel-DIN-3570-Form-A-Stahl-verzinkt-mit-Muttern-U-Bugel-Rohrbugel/171380124754?hash=item27e70d2c52:g:j0QAAOSwv9hW3raI" xlink:type="simple">Rundstahlbügel DIN 3570, Form A</text:a>, DN25, A38, M10</text:p>
          </table:table-cell>
          <table:table-cell table:style-name="ce75" office:value-type="string" calcext:value-type="string">
            <text:p>ebay</text:p>
          </table:table-cell>
          <table:table-cell table:style-name="ce84"/>
          <table:table-cell table:style-name="ce69" table:number-columns-repeated="995"/>
        </table:table-row>
        <table:table-row table:style-name="ro3">
          <table:table-cell table:number-columns-repeated="2"/>
          <table:table-cell table:style-name="ce68" office:value-type="string" calcext:value-type="string">
            <text:p>u bolt clamp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onent</text:p>
          </table:table-cell>
          <table:table-cell table:style-name="ce69" office:value-type="string" calcext:value-type="string">
            <text:p>standard</text:p>
          </table:table-cell>
          <table:table-cell table:style-name="ce84" table:formula="of:=[.D65]*[.D66]" office:value-type="float" office:value="2" calcext:value-type="float">
            <text:p>2</text:p>
          </table:table-cell>
          <table:table-cell table:style-name="Default" office:value-type="string" calcext:value-type="string">
            <text:p>DIN985 M10 Sechskant-Sicherungsmutter, Polyamid-Klemmteil</text:p>
          </table:table-cell>
          <table:table-cell office:value-type="string" calcext:value-type="string">
            <text:p>Frantos</text:p>
          </table:table-cell>
          <table:table-cell table:style-name="ce86"/>
          <table:table-cell table:style-name="ce69" table:number-columns-repeated="995"/>
        </table:table-row>
        <table:table-row table:style-name="ro3">
          <table:table-cell table:number-columns-repeated="2"/>
          <table:table-cell table:style-name="ce68" office:value-type="string" calcext:value-type="string">
            <text:p>u bolt clamp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onent</text:p>
          </table:table-cell>
          <table:table-cell table:style-name="ce69" office:value-type="string" calcext:value-type="string">
            <text:p>standard</text:p>
          </table:table-cell>
          <table:table-cell table:style-name="ce84" table:formula="of:=[.D66]*[.D67]" office:value-type="float" office:value="4" calcext:value-type="float">
            <text:p>4</text:p>
          </table:table-cell>
          <table:table-cell office:value-type="string" calcext:value-type="string">
            <text:p>DIN 125 A Washer for M10</text:p>
          </table:table-cell>
          <table:table-cell office:value-type="string" calcext:value-type="string">
            <text:p>Frantos</text:p>
          </table:table-cell>
          <table:table-cell table:style-name="ce86"/>
          <table:table-cell table:style-name="ce69" table:number-columns-repeated="995"/>
        </table:table-row>
        <table:table-row table:style-name="ro3">
          <table:table-cell table:number-columns-repeated="8"/>
          <table:table-cell table:style-name="Default"/>
          <table:table-cell/>
          <table:table-cell table:style-name="ce86"/>
          <table:table-cell table:style-name="ce69" table:number-columns-repeated="995"/>
        </table:table-row>
        <table:table-row table:style-name="ro3">
          <table:table-cell table:number-columns-repeated="8"/>
          <table:table-cell table:style-name="ce92"/>
          <table:table-cell table:style-name="ce81"/>
          <table:table-cell table:style-name="ce86"/>
          <table:table-cell table:style-name="ce69" table:number-columns-repeated="995"/>
        </table:table-row>
        <table:table-row table:style-name="ro4">
          <table:table-cell table:number-columns-repeated="8"/>
          <table:table-cell table:style-name="ce92"/>
          <table:table-cell table:style-name="ce95"/>
          <table:table-cell table:style-name="ce84"/>
          <table:table-cell table:style-name="ce69" table:number-columns-repeated="995"/>
        </table:table-row>
        <table:table-row table:style-name="ro3">
          <table:table-cell table:style-name="ce71"/>
          <table:table-cell table:style-name="ce69" table:number-columns-repeated="6"/>
          <table:table-cell table:style-name="ce84"/>
          <table:table-cell table:style-name="ce69" table:number-columns-repeated="2"/>
          <table:table-cell table:style-name="ce84"/>
          <table:table-cell table:style-name="ce69" table:number-columns-repeated="995"/>
        </table:table-row>
        <table:table-row table:style-name="ro3">
          <table:table-cell table:style-name="ce69" table:number-columns-repeated="7"/>
          <table:table-cell table:style-name="ce84"/>
          <table:table-cell table:style-name="ce69" table:number-columns-repeated="2"/>
          <table:table-cell table:style-name="ce84"/>
          <table:table-cell table:style-name="ce98" table:number-columns-repeated="995"/>
        </table:table-row>
        <table:table-row table:style-name="ro3">
          <table:table-cell table:style-name="ce69" table:number-columns-repeated="7"/>
          <table:table-cell table:style-name="ce84"/>
          <table:table-cell table:style-name="ce69" table:number-columns-repeated="2"/>
          <table:table-cell table:style-name="ce84"/>
          <table:table-cell table:style-name="ce69" table:number-columns-repeated="995"/>
        </table:table-row>
        <table:table-row table:style-name="ro4">
          <table:table-cell table:style-name="ce69" table:number-columns-repeated="7"/>
          <table:table-cell table:style-name="ce84"/>
          <table:table-cell table:style-name="ce69" table:number-columns-repeated="2"/>
          <table:table-cell table:style-name="ce84"/>
          <table:table-cell table:style-name="ce69" table:number-columns-repeated="995"/>
        </table:table-row>
        <table:table-row table:style-name="ro5">
          <table:table-cell table:style-name="ce72"/>
          <table:table-cell table:style-name="ce79"/>
          <table:table-cell table:style-name="ce72" table:number-columns-repeated="5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5">
          <table:table-cell table:style-name="ce72" table:number-columns-repeated="7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5">
          <table:table-cell table:style-name="ce73"/>
          <table:table-cell table:style-name="ce72" table:number-columns-repeated="6"/>
          <table:table-cell table:style-name="ce87"/>
          <table:table-cell table:style-name="ce72" table:number-columns-repeated="2"/>
          <table:table-cell table:style-name="ce97"/>
          <table:table-cell table:style-name="ce72" table:number-columns-repeated="995"/>
        </table:table-row>
        <table:table-row table:style-name="ro5">
          <table:table-cell table:style-name="ce74"/>
          <table:table-cell table:style-name="ce79"/>
          <table:table-cell table:style-name="ce74" table:number-columns-repeated="4"/>
          <table:table-cell table:style-name="ce80"/>
          <table:table-cell table:style-name="ce88"/>
          <table:table-cell table:style-name="ce74"/>
          <table:table-cell table:style-name="ce72"/>
          <table:table-cell table:style-name="ce87"/>
          <table:table-cell table:style-name="ce72" table:number-columns-repeated="995"/>
        </table:table-row>
        <table:table-row table:style-name="ro5">
          <table:table-cell table:style-name="ce72"/>
          <table:table-cell table:style-name="ce80"/>
          <table:table-cell table:style-name="ce72" table:number-columns-repeated="4"/>
          <table:table-cell table:style-name="ce80"/>
          <table:table-cell table:style-name="ce88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5">
          <table:table-cell table:style-name="ce72" table:number-columns-repeated="2"/>
          <table:table-cell table:style-name="ce80"/>
          <table:table-cell table:style-name="ce72" table:number-columns-repeated="4"/>
          <table:table-cell table:style-name="ce87"/>
          <table:table-cell table:style-name="ce93"/>
          <table:table-cell table:style-name="ce72"/>
          <table:table-cell table:style-name="ce87"/>
          <table:table-cell table:style-name="ce72" table:number-columns-repeated="995"/>
        </table:table-row>
        <table:table-row table:style-name="ro5" table:number-rows-repeated="2">
          <table:table-cell table:style-name="ce72" table:number-columns-repeated="2"/>
          <table:table-cell table:style-name="ce80"/>
          <table:table-cell table:style-name="ce72" table:number-columns-repeated="4"/>
          <table:table-cell table:style-name="ce87"/>
          <table:table-cell table:style-name="ce80"/>
          <table:table-cell table:style-name="ce72"/>
          <table:table-cell table:style-name="ce87"/>
          <table:table-cell table:style-name="ce72" table:number-columns-repeated="995"/>
        </table:table-row>
        <table:table-row table:style-name="ro6">
          <table:table-cell table:style-name="ce72"/>
          <table:table-cell table:style-name="ce79"/>
          <table:table-cell table:style-name="ce72" table:number-columns-repeated="5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6">
          <table:table-cell table:style-name="ce75"/>
          <table:table-cell table:style-name="ce79"/>
          <table:table-cell table:style-name="ce75" table:number-columns-repeated="5"/>
          <table:table-cell table:style-name="ce89"/>
          <table:table-cell table:style-name="ce75"/>
          <table:table-cell table:style-name="ce72"/>
          <table:table-cell table:style-name="ce87"/>
          <table:table-cell table:style-name="ce72" table:number-columns-repeated="995"/>
        </table:table-row>
        <table:table-row table:style-name="ro6">
          <table:table-cell table:style-name="ce75"/>
          <table:table-cell table:style-name="ce79"/>
          <table:table-cell table:style-name="ce72" table:number-columns-repeated="5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6">
          <table:table-cell table:style-name="ce75"/>
          <table:table-cell table:style-name="ce79"/>
          <table:table-cell table:style-name="ce72" table:number-columns-repeated="4"/>
          <table:table-cell table:style-name="ce75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6">
          <table:table-cell table:style-name="ce75" table:number-columns-repeated="2"/>
          <table:table-cell table:style-name="ce72" table:number-columns-repeated="5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2" table:number-rows-repeated="3">
          <table:table-cell table:style-name="ce72" table:number-columns-repeated="2"/>
          <table:table-cell table:style-name="ce81"/>
          <table:table-cell table:style-name="ce72" table:number-columns-repeated="3"/>
          <table:table-cell table:style-name="ce80"/>
          <table:table-cell table:style-name="ce88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6">
          <table:table-cell table:style-name="ce72" table:number-columns-repeated="7"/>
          <table:table-cell table:style-name="ce87"/>
          <table:table-cell table:style-name="ce72" table:number-columns-repeated="2"/>
          <table:table-cell table:style-name="ce87"/>
          <table:table-cell table:style-name="ce72" table:number-columns-repeated="995"/>
        </table:table-row>
        <table:table-row table:style-name="ro6">
          <table:table-cell table:style-name="ce76"/>
          <table:table-cell table:style-name="ce69" table:number-columns-repeated="6"/>
          <table:table-cell table:style-name="ce84"/>
          <table:table-cell table:style-name="ce69" table:number-columns-repeated="2"/>
          <table:table-cell table:style-name="ce84"/>
          <table:table-cell table:style-name="ce69" table:number-columns-repeated="995"/>
        </table:table-row>
        <table:table-row table:style-name="ro6" table:number-rows-repeated="2">
          <table:table-cell table:number-columns-repeated="10"/>
          <table:table-cell table:style-name="ce86"/>
          <table:table-cell table:number-columns-repeated="995"/>
        </table:table-row>
        <table:table-row table:style-name="ro6">
          <table:table-cell table:style-name="ce76"/>
          <table:table-cell table:number-columns-repeated="9"/>
          <table:table-cell table:style-name="ce86"/>
          <table:table-cell table:number-columns-repeated="995"/>
        </table:table-row>
        <table:table-row table:style-name="ro6" table:number-rows-repeated="5">
          <table:table-cell table:number-columns-repeated="10"/>
          <table:table-cell table:style-name="ce86"/>
          <table:table-cell table:number-columns-repeated="995"/>
        </table:table-row>
        <table:table-row table:style-name="ro6">
          <table:table-cell table:style-name="ce77"/>
          <table:table-cell table:number-columns-repeated="9"/>
          <table:table-cell table:style-name="ce86"/>
          <table:table-cell table:number-columns-repeated="995"/>
        </table:table-row>
        <table:table-row table:style-name="ro6">
          <table:table-cell table:style-name="Default"/>
          <table:table-cell table:number-columns-repeated="9"/>
          <table:table-cell table:style-name="ce86"/>
          <table:table-cell table:number-columns-repeated="995"/>
        </table:table-row>
        <table:table-row table:style-name="ro6">
          <table:table-cell table:style-name="ce77"/>
          <table:table-cell table:number-columns-repeated="9"/>
          <table:table-cell table:style-name="ce86"/>
          <table:table-cell table:number-columns-repeated="995"/>
        </table:table-row>
        <table:table-row table:style-name="ro6" table:number-rows-repeated="2">
          <table:table-cell table:number-columns-repeated="10"/>
          <table:table-cell table:style-name="ce86"/>
          <table:table-cell table:number-columns-repeated="995"/>
        </table:table-row>
        <table:table-row table:style-name="ro6" table:number-rows-repeated="1048470">
          <table:table-cell table:number-columns-repeated="1006"/>
        </table:table-row>
        <table:table-row table:style-name="ro6">
          <table:table-cell table:number-columns-repeated="1006"/>
        </table:table-row>
      </table:table>
      <table:named-expressions/>
      <table:database-ranges>
        <table:database-range table:name="__Anonymous_Sheet_DB__0" table:target-range-address="'windKit FreeCAD Structure'.A1:'windKit FreeCAD Structure'.J9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1" number:grouping="true"/>
      <number:text>   </number:text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decimal-places="2" number:min-integer-digits="1" number:grouping="true"/>
      <number:text> €</number:text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date-style style:name="N124">
      <number:day number:style="long"/>
      <number:text>. </number:text>
      <number:month number:textual="true"/>
      <number:text> </number:text>
      <number:year/>
    </number:date-style>
    <number:date-style style:name="N125">
      <number:day number:style="long"/>
      <number:text>. </number:text>
      <number:month number:textual="true"/>
    </number:date-style>
    <number:date-style style:name="N126">
      <number:month number:textual="true"/>
      <number:text> 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/>
      <number:text>.</number:text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1P0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6efce" fo:border="none"/>
      <style:paragraph-properties style:writing-mode="page"/>
      <style:text-properties fo:color="#0061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67" style:display-name="dx_ce67" style:family="table-cell" style:parent-style-name="Default">
      <style:table-cell-properties fo:background-color="#ff0000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dx_5f_ce68" style:display-name="dx_ce68" style:family="table-cell" style:parent-style-name="Default">
      <style:table-cell-properties fo:background-color="#ff0000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Unbenannt1" style:family="table-cell" style:parent-style-name="Default">
      <style:table-cell-properties fo:background-color="#008000"/>
    </style:style>
    <style:style style:name="Unbenannt2" style:family="table-cell" style:parent-style-name="Default">
      <style:table-cell-properties fo:background-color="#00803f"/>
    </style:style>
    <style:style style:name="Unbenannt3" style:family="table-cell" style:parent-style-name="Default">
      <style:table-cell-properties fo:background-color="#00803f"/>
    </style:style>
    <style:style style:name="Unbenannt4" style:family="table-cell" style:parent-style-name="Default">
      <style:table-cell-properties fo:background-color="#008000"/>
    </style:style>
    <style:style style:name="Unbenannt5" style:family="table-cell" style:parent-style-name="Default">
      <style:table-cell-properties fo:background-color="#008000"/>
    </style:style>
    <style:style style:name="Unbenannt6" style:family="table-cell" style:parent-style-name="Default">
      <style:table-cell-properties fo:background-color="#008000"/>
    </style:style>
    <style:style style:name="Unbenannt7" style:family="table-cell" style:parent-style-name="Default">
      <style:table-cell-properties fo:background-color="#008000"/>
    </style:style>
    <style:style style:name="Unbenannt8" style:family="table-cell" style:parent-style-name="Default">
      <style:table-cell-properties fo:background-color="#008000"/>
    </style:style>
    <style:style style:name="Unbenannt9" style:family="table-cell" style:parent-style-name="Default">
      <style:table-cell-properties fo:background-color="#008000"/>
    </style:style>
    <style:style style:name="Unbenannt10" style:family="table-cell" style:parent-style-name="Default">
      <style:table-cell-properties fo:background-color="#008000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2cm"/>
      </style:header-style>
      <style:footer-style>
        <style:header-footer-properties fo:min-height="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.00.0000</text:date>, <text:time style:data-style-name="N2" text:time-value="17:45:10.8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  <style:master-page style:name="MasterPage2" style:page-layout-name="Mpm3">
      <style:header/>
      <style:header-left/>
      <style:footer/>
      <style:footer-left/>
    </style:master-page>
    <style:master-page style:name="MasterPage3" style:page-layout-name="Mpm3">
      <style:header/>
      <style:header-left/>
      <style:footer/>
      <style:footer-left/>
    </style:master-page>
    <style:master-page style:name="MasterPage4" style:page-layout-name="Mpm4">
      <style:header/>
      <style:header-left/>
      <style:footer/>
      <style:footer-left/>
    </style:master-page>
    <style:master-page style:name="MasterPage5" style:page-layout-name="Mpm4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meta:initial-creator/>
    <meta:creation-date/>
    <meta:editing-cycles>62</meta:editing-cycles>
    <meta:editing-duration>PT14H33M34S</meta:editing-duration>
    <dc:date>2021-11-28T17:43:07.415000000</dc:date>
    <meta:document-statistic meta:table-count="1" meta:cell-count="483" meta:object-count="0"/>
  </office:meta>
</office:document-meta>
</file>